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paragraph-properties fo:text-align="start" style:justify-single-word="false" fo:text-indent="0cm" style:auto-text-indent="false"/>
      <style:text-properties officeooo:rsid="00846c82" officeooo:paragraph-rsid="00846c82"/>
    </style:style>
    <style:style style:name="P7" style:family="paragraph" style:parent-style-name="First_20_line_20_indent">
      <style:paragraph-properties fo:text-align="center" style:justify-single-word="false" fo:text-indent="0cm" style:auto-text-indent="false"/>
      <style:text-properties officeooo:paragraph-rsid="00846c82"/>
    </style:style>
    <style:style style:name="P8" style:family="paragraph" style:parent-style-name="First_20_line_20_indent" style:master-page-name="First_20_Page">
      <style:paragraph-properties fo:text-align="center" style:justify-single-word="false" fo:text-indent="0cm" style:auto-text-indent="false" style:page-number="auto"/>
      <style:text-properties officeooo:paragraph-rsid="00846c82"/>
    </style:style>
    <style:style style:name="P9" style:family="paragraph" style:parent-style-name="First_20_line_20_indent">
      <style:paragraph-properties fo:text-align="start" style:justify-single-word="false" fo:text-indent="0cm" style:auto-text-indent="false"/>
      <style:text-properties fo:font-size="26pt" officeooo:rsid="00846c82" officeooo:paragraph-rsid="00846c82" style:font-size-asian="26pt" style:font-size-complex="26pt"/>
    </style:style>
    <style:style style:name="P10" style:family="paragraph" style:parent-style-name="Footer_20_left" style:master-page-name="Обратная_20_сторона">
      <style:paragraph-properties style:page-number="auto"/>
    </style:style>
    <style:style style:name="P11" style:family="paragraph" style:parent-style-name="Header">
      <style:paragraph-properties fo:text-align="start" style:justify-single-word="false"/>
      <style:text-properties style:font-name="Pudelinka" fo:font-size="26pt" style:font-size-asian="26pt" style:font-size-complex="26pt"/>
    </style:style>
    <style:style style:name="P12" style:family="paragraph" style:parent-style-name="Header">
      <style:text-properties style:font-name="Pudelinka" fo:font-size="28pt" officeooo:rsid="00846c82" officeooo:paragraph-rsid="00846c82" style:font-size-asian="28pt" style:font-size-complex="28pt"/>
    </style:style>
    <style:style style:name="T1" style:family="text">
      <style:text-properties officeooo:rsid="005ffed0"/>
    </style:style>
    <style:style style:name="T2" style:family="text">
      <style:text-properties officeooo:rsid="00846c82"/>
    </style:style>
    <style:style style:name="T3" style:family="text">
      <style:text-properties style:font-name="Pudelinka"/>
    </style:style>
    <style:style style:name="T4" style:family="text">
      <style:text-properties style:font-name="Pudelinka" officeooo:rsid="00846c82"/>
    </style:style>
    <style:style style:name="T5" style:family="text">
      <style:text-properties style:font-name="Pudelinka" fo:font-size="36pt" style:font-size-asian="36pt" style:font-size-complex="36pt"/>
    </style:style>
    <style:style style:name="T6" style:family="text">
      <style:text-properties style:font-name="Pudelinka" fo:font-size="28pt" officeooo:rsid="00846c82" style:font-size-asian="28pt" style:font-size-complex="28pt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6">Колядка</text:span></text:p>
      <text:p text:style-name="P9"><text:span text:style-name="T3">рождество пришло с морозом,</text:span></text:p>
      <text:p text:style-name="P9"><text:span text:style-name="T3">Звезды светят над Христом.</text:span></text:p>
      <text:p text:style-name="P11">Пойте, люди, в доме каждом:</text:p>
      <text:p text:style-name="P9"><text:span text:style-name="T3">„Слава Богу - мир с Небом!»“</text:span></text:p>
      <text:p text:style-name="P9"><draw:frame text:anchor-type="paragraph" draw:z-index="0" draw:name="Медиаобъект 1" draw:style-name="gr1" svg:width="13.98cm" svg:height="9.319cm" svg:x="1.513cm" svg:y="0.87cm"><draw:plugin xlink:href="../../../2025/103C/Шрифт/newTree.mp4" xlink:type="simple" xlink:show="embed" xlink:actuate="onLoad" draw:mime-type="video/mp4"><draw:param draw:name="Loop" draw:value="false"/><draw:param draw:name="Mute" draw:value="false"/><draw:param draw:name="VolumeDB" draw:value="0"/></draw:plugin></draw:frame><text:span text:style-name="T3"/></text:p>
      <text:p text:style-name="P9"><text:span text:style-name="T3"/></text:p>
      <text:p text:style-name="P6"><text:span text:style-name="T3"/></text:p>
      <text:p text:style-name="P7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">
      <style:text-properties style:font-name="Pudelinka" fo:font-size="28pt" officeooo:rsid="00846c82" officeooo:paragraph-rsid="00846c82" style:font-size-asian="28pt" style:font-size-complex="28pt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Поздравляю с Рождеством!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13:07:37.244916491</meta:creation-date>
    <dc:title>Default</dc:title>
    <meta:editing-cycles>2</meta:editing-cycles>
    <meta:editing-duration>PT28M18S</meta:editing-duration>
    <meta:generator>LibreOffice/7.6.7.2$Linux_X86_64 LibreOffice_project/60$Build-2</meta:generator>
    <dc:date>2025-12-15T13:36:01.378482353</dc:date>
    <meta:document-statistic meta:table-count="1" meta:image-count="0" meta:object-count="0" meta:page-count="1" meta:paragraph-count="15" meta:word-count="45" meta:character-count="224" meta:non-whitespace-character-count="194"/>
  </office:meta>
</office:document-meta>
</file>